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452" officeooo:paragraph-rsid="0011a452"/>
    </style:style>
    <style:style style:name="P2" style:family="paragraph" style:parent-style-name="Standard">
      <style:text-properties officeooo:rsid="0011a452" officeooo:paragraph-rsid="0013040b"/>
    </style:style>
    <style:style style:name="P3" style:family="paragraph" style:parent-style-name="Standard">
      <style:text-properties officeooo:rsid="0011a452" officeooo:paragraph-rsid="001da235"/>
    </style:style>
    <style:style style:name="P4" style:family="paragraph" style:parent-style-name="Standard">
      <style:text-properties officeooo:rsid="0011a452" officeooo:paragraph-rsid="001f80e3"/>
    </style:style>
    <style:style style:name="P5" style:family="paragraph" style:parent-style-name="Standard">
      <style:text-properties officeooo:rsid="0011a452" officeooo:paragraph-rsid="0022370f"/>
    </style:style>
    <style:style style:name="P6" style:family="paragraph" style:parent-style-name="Standard">
      <style:text-properties officeooo:rsid="0011a452" officeooo:paragraph-rsid="00248cee"/>
    </style:style>
    <style:style style:name="P7" style:family="paragraph" style:parent-style-name="Standard">
      <style:text-properties officeooo:rsid="0011a452" officeooo:paragraph-rsid="002673c5"/>
    </style:style>
    <style:style style:name="P8" style:family="paragraph" style:parent-style-name="Standard">
      <style:text-properties officeooo:rsid="0011a452" officeooo:paragraph-rsid="00270074"/>
    </style:style>
    <style:style style:name="P9" style:family="paragraph" style:parent-style-name="Standard">
      <style:text-properties officeooo:rsid="001428e1" officeooo:paragraph-rsid="001428e1"/>
    </style:style>
    <style:style style:name="P10" style:family="paragraph" style:parent-style-name="Standard">
      <style:text-properties officeooo:rsid="001428e1" officeooo:paragraph-rsid="0019ee83"/>
    </style:style>
    <style:style style:name="P11" style:family="paragraph" style:parent-style-name="Standard">
      <style:text-properties officeooo:rsid="00147c97" officeooo:paragraph-rsid="00147c97"/>
    </style:style>
    <style:style style:name="P12" style:family="paragraph" style:parent-style-name="Standard">
      <style:text-properties officeooo:rsid="00165454" officeooo:paragraph-rsid="0019ee83"/>
    </style:style>
    <style:style style:name="P13" style:family="paragraph" style:parent-style-name="Standard">
      <style:text-properties officeooo:rsid="001f80e3" officeooo:paragraph-rsid="00248cee"/>
    </style:style>
    <style:style style:name="P14" style:family="paragraph" style:parent-style-name="Standard">
      <style:text-properties officeooo:rsid="0022ee5d" officeooo:paragraph-rsid="0022ee5d"/>
    </style:style>
    <style:style style:name="P15" style:family="paragraph" style:parent-style-name="Standard">
      <style:text-properties officeooo:rsid="0022ee5d" officeooo:paragraph-rsid="002673c5"/>
    </style:style>
    <style:style style:name="P16" style:family="paragraph" style:parent-style-name="Standard">
      <style:text-properties officeooo:rsid="0022ee5d" officeooo:paragraph-rsid="00270074"/>
    </style:style>
    <style:style style:name="P17" style:family="paragraph" style:parent-style-name="Standard">
      <style:text-properties officeooo:paragraph-rsid="00270074"/>
    </style:style>
    <style:style style:name="P18" style:family="paragraph" style:parent-style-name="Standard">
      <style:text-properties officeooo:paragraph-rsid="0028c763"/>
    </style:style>
    <style:style style:name="P19" style:family="paragraph" style:parent-style-name="Standard">
      <style:text-properties officeooo:paragraph-rsid="0011a452"/>
    </style:style>
    <style:style style:name="P20" style:family="paragraph" style:parent-style-name="Standard">
      <style:text-properties fo:font-weight="bold" officeooo:rsid="0011a452" style:font-weight-asian="bold" style:font-weight-complex="bold"/>
    </style:style>
    <style:style style:name="P21" style:family="paragraph" style:parent-style-name="Standard">
      <style:text-properties fo:font-weight="bold" officeooo:rsid="0011a452" officeooo:paragraph-rsid="0011a452" style:font-weight-asian="bold" style:font-weight-complex="bold"/>
    </style:style>
    <style:style style:name="P22" style:family="paragraph" style:parent-style-name="Standard">
      <style:text-properties fo:font-weight="bold" officeooo:rsid="0011a452" officeooo:paragraph-rsid="0013040b" style:font-weight-asian="bold" style:font-weight-complex="bold"/>
    </style:style>
    <style:style style:name="P23" style:family="paragraph" style:parent-style-name="Standard">
      <style:text-properties fo:font-weight="bold" officeooo:paragraph-rsid="0011a452" style:font-weight-asian="bold" style:font-weight-complex="bold"/>
    </style:style>
    <style:style style:name="P24" style:family="paragraph" style:parent-style-name="Standard">
      <style:text-properties fo:font-weight="normal" officeooo:rsid="0022ee5d" officeooo:paragraph-rsid="00270074" style:font-weight-asian="normal" style:font-weight-complex="normal"/>
    </style:style>
    <style:style style:name="P25" style:family="paragraph" style:parent-style-name="Standard">
      <style:text-properties fo:font-weight="normal" officeooo:paragraph-rsid="0028c763" style:font-weight-asian="normal" style:font-weight-complex="normal"/>
    </style:style>
    <style:style style:name="P26" style:family="paragraph" style:parent-style-name="Standard">
      <style:text-properties officeooo:rsid="0019ee83" officeooo:paragraph-rsid="0032aa72"/>
    </style:style>
    <style:style style:name="P27" style:family="paragraph" style:parent-style-name="Standard">
      <style:text-properties officeooo:rsid="0011a452" officeooo:paragraph-rsid="00339f45"/>
    </style:style>
    <style:style style:name="P28" style:family="paragraph" style:parent-style-name="Standard">
      <style:text-properties officeooo:rsid="001f80e3" officeooo:paragraph-rsid="00339f45"/>
    </style:style>
    <style:style style:name="P29" style:family="paragraph" style:parent-style-name="Standard">
      <style:text-properties officeooo:rsid="00147c97" officeooo:paragraph-rsid="0033b083"/>
    </style:style>
    <style:style style:name="P30" style:family="paragraph">
      <style:paragraph-properties fo:text-align="center"/>
    </style:style>
    <style:style style:name="T1" style:family="text">
      <style:text-properties officeooo:rsid="0011a452"/>
    </style:style>
    <style:style style:name="T2" style:family="text">
      <style:text-properties officeooo:rsid="0013040b"/>
    </style:style>
    <style:style style:name="T3" style:family="text">
      <style:text-properties officeooo:rsid="00156f85"/>
    </style:style>
    <style:style style:name="T4" style:family="text">
      <style:text-properties officeooo:rsid="001791a1"/>
    </style:style>
    <style:style style:name="T5" style:family="text">
      <style:text-properties officeooo:rsid="0018ef7f"/>
    </style:style>
    <style:style style:name="T6" style:family="text">
      <style:text-properties officeooo:rsid="0019ee83"/>
    </style:style>
    <style:style style:name="T7" style:family="text">
      <style:text-properties officeooo:rsid="001bdaff"/>
    </style:style>
    <style:style style:name="T8" style:family="text">
      <style:text-properties officeooo:rsid="001da235"/>
    </style:style>
    <style:style style:name="T9" style:family="text">
      <style:text-properties officeooo:rsid="001f80e3"/>
    </style:style>
    <style:style style:name="T10" style:family="text">
      <style:text-properties officeooo:rsid="0022370f"/>
    </style:style>
    <style:style style:name="T11" style:family="text">
      <style:text-properties officeooo:rsid="0022ee5d"/>
    </style:style>
    <style:style style:name="T12" style:family="text">
      <style:text-properties officeooo:rsid="00248ab2"/>
    </style:style>
    <style:style style:name="T13" style:family="text">
      <style:text-properties officeooo:rsid="00248cee"/>
    </style:style>
    <style:style style:name="T14" style:family="text">
      <style:text-properties officeooo:rsid="002673c5"/>
    </style:style>
    <style:style style:name="T15" style:family="text">
      <style:text-properties officeooo:rsid="0027007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3040b" style:font-weight-asian="bold" style:font-weight-complex="bold"/>
    </style:style>
    <style:style style:name="T18" style:family="text">
      <style:text-properties officeooo:rsid="0028c763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fo:language="pt" fo:country="BR" fo:font-weight="bold" officeooo:rsid="0011a452" style:font-weight-asian="bold" style:font-weight-complex="bold"/>
    </style:style>
    <style:style style:name="T21" style:family="text">
      <style:text-properties fo:font-weight="normal" officeooo:rsid="00270074" style:font-weight-asian="normal" style:font-weight-complex="normal"/>
    </style:style>
    <style:style style:name="T22" style:family="text">
      <style:text-properties fo:font-weight="normal" officeooo:rsid="00327aef" style:font-weight-asian="normal" style:font-weight-complex="normal"/>
    </style:style>
    <style:style style:name="T23" style:family="text">
      <style:text-properties officeooo:rsid="0031feef"/>
    </style:style>
    <style:style style:name="T24" style:family="text">
      <style:text-properties fo:color="#ce181e"/>
    </style:style>
    <style:style style:name="T25" style:family="text">
      <style:text-properties fo:color="#ce181e" officeooo:rsid="0019ee83"/>
    </style:style>
    <style:style style:name="T26" style:family="text">
      <style:text-properties fo:color="#ce181e" officeooo:rsid="0032aa72"/>
    </style:style>
    <style:style style:name="T27" style:family="text">
      <style:text-properties fo:color="#ce181e" officeooo:rsid="00339f45"/>
    </style:style>
    <style:style style:name="T28" style:family="text">
      <style:text-properties fo:color="#ce181e" officeooo:rsid="0011a452"/>
    </style:style>
    <style:style style:name="T29" style:family="text">
      <style:text-properties fo:color="#ce181e" officeooo:rsid="0022370f"/>
    </style:style>
    <style:style style:name="T30" style:family="text">
      <style:text-properties officeooo:rsid="00339f45"/>
    </style:style>
    <style:style style:name="gr1" style:family="graphic">
      <style:graphic-properties draw:textarea-horizontal-align="justify" draw:textarea-vertical-align="middle" draw:auto-grow-height="false" fo:min-height="0.344cm" fo:min-width="1.48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99cm" fo:min-width="0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1cm" fo:min-width="2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75cm" fo:min-width="1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31cm" fo:min-width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415cm" fo:min-width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573cm" fo:min-width="5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72cm" fo:min-width="1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603cm" fo:min-width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9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737cm" fo:min-width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53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Exercício 01 - </text:span>Escreva um algoritmo para armazenar o valor 20 em uma variável X e o valor 5 em uma variável Y. A seguir, armazenar a soma do valor de X com o de Y em uma variável Z. Escrever (na tela) o valor armazenado em X, em Y e em Z.</text:p>
      <text:p text:style-name="P1"/>
      <text:p text:style-name="P20"><text:span text:style-name="T2">a) </text:span>Linguagem Natural</text:p>
      <text:p text:style-name="P29">Problema:</text:p>
      <text:p text:style-name="P29"><text:tab/>armazenar e somar</text:p>
      <text:p text:style-name="P9"/>
      <text:p text:style-name="P9">Entrada: </text:p>
      <text:p text:style-name="P9"><text:tab/>dois valores reais, x e y</text:p>
      <text:p text:style-name="P9"/>
      <text:p text:style-name="P9"><text:span text:style-name="T6">Saída</text:span>:</text:p>
      <text:p text:style-name="P9"><text:tab/>a soma: <text:span text:style-name="T5">z = </text:span><text:s/>x+y</text:p>
      <text:p text:style-name="P9"/>
      <text:p text:style-name="P9"><text:span text:style-name="T3">Algorítimo</text:span>:</text:p>
      <text:p text:style-name="P9">inicio</text:p>
      <text:p text:style-name="P12"><text:tab/>x <text:span text:style-name="T6">e igual a</text:span> 20 <text:span text:style-name="T27">x = 20</text:span></text:p>
      <text:p text:style-name="P12"><text:tab/>y <text:span text:style-name="T6">e igual a</text:span> 5 <text:span text:style-name="T27">y = 5</text:span></text:p>
      <text:p text:style-name="P12"><text:tab/><text:span text:style-name="T6">calcular z , somando x e y </text:span><text:span text:style-name="T25">(calcular a soma de x e y e armazenar em z)</text:span></text:p>
      <text:p text:style-name="P10"><text:tab/>escrever <text:span text:style-name="T6">x (20) </text:span><text:span text:style-name="T25">escrever `x =` x</text:span></text:p>
      <text:p text:style-name="P26"><text:tab/>escrever y <text:span text:style-name="T7">(5) </text:span><text:span text:style-name="T24">escrever `</text:span><text:span text:style-name="T26">y </text:span><text:span text:style-name="T24">=` </text:span><text:span text:style-name="T26">y</text:span></text:p>
      <text:p text:style-name="P26"><text:tab/>escrever z <text:span text:style-name="T7">(25) </text:span><text:span text:style-name="T24">escrever `</text:span><text:span text:style-name="T26">z</text:span><text:span text:style-name="T24"> =` </text:span><text:span text:style-name="T26">z</text:span></text:p>
      <text:p text:style-name="P11">Fim</text:p>
      <text:p text:style-name="P11"/>
      <text:p text:style-name="P21"><text:span text:style-name="T2">b) </text:span>Fluxograma</text:p>
      <text:p text:style-name="P1"><draw:custom-shape text:anchor-type="paragraph" draw:z-index="0" draw:name="Shape1" draw:style-name="gr1" draw:text-style-name="P30" svg:width="2.093cm" svg:height="0.486cm" svg:x="5.801cm" svg:y="0.15cm"><text:p text:style-name="P30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2" draw:style-name="gr2" svg:width="0.228cm" svg:height="0.571cm" svg:x="6.717cm" svg:y="0.323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6" draw:name="Shape3" draw:style-name="gr3" draw:text-style-name="P30" svg:width="2.075cm" svg:height="0.511cm" svg:x="5.886cm" svg:y="0.302cm"><text:p text:style-name="P30">X = 20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3" draw:name="Shape2" draw:style-name="gr2" svg:width="0.228cm" svg:height="0.571cm" svg:x="6.805cm" svg:y="0.1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7" draw:name="Shape3" draw:style-name="gr3" draw:text-style-name="P30" svg:width="2.075cm" svg:height="0.511cm" svg:x="5.865cm" svg:y="0.369cm"><text:p text:style-name="P30">Y = 20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4" draw:name="Shape2" draw:style-name="gr2" svg:width="0.228cm" svg:height="0.571cm" svg:x="6.673cm" svg:y="0.3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" draw:name="Shape3" draw:style-name="gr3" draw:text-style-name="P30" svg:width="2.075cm" svg:height="0.511cm" svg:x="5.775cm" svg:y="0.076cm"><text:p text:style-name="P30">Z = X + Y</text:p><draw:enhanced-geometry svg:viewBox="0 0 21600 21600" draw:type="rectangle" draw:enhanced-path="M 0 0 L 21600 0 21600 21600 0 21600 0 0 Z N"/></draw:custom-shape></text:p>
      <text:p text:style-name="P1"><draw:custom-shape text:anchor-type="paragraph" draw:z-index="5" draw:name="Shape2" draw:style-name="gr2" svg:width="0.228cm" svg:height="0.571cm" svg:x="6.627cm" svg:y="0.3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9" draw:name="Shape7" draw:style-name="gr5" svg:width="0.812cm" svg:height="1.061cm" draw:transform="rotate (-1.56678206951531) translate (6.72218055555556cm 0.137583333333333cm)"><text:p/><draw:enhanced-geometry svg:viewBox="0 0 21600 21600" draw:glue-points="10800 0 5400 10800 10800 21600 16200 10800" draw:text-areas="5400 0 16200 10800" draw:type="flowchart-merge" draw:enhanced-path="M 0 0 L 21600 0 10800 21600 0 0 Z N"/></draw:custom-shape><draw:custom-shape text:anchor-type="paragraph" draw:z-index="8" draw:name="Shape6" draw:style-name="gr4" svg:width="1.542cm" svg:height="0.805cm" svg:x="6.726cm" svg:y="0.145cm"><text:p>X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/text:p>
      <text:p text:style-name="P1"><draw:custom-shape text:anchor-type="paragraph" draw:z-index="38" draw:name="Shape2" draw:style-name="gr2" svg:width="0.228cm" svg:height="0.571cm" svg:x="8.504cm" svg:y="0.208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9" draw:name="Shape7" draw:style-name="gr5" svg:width="0.812cm" svg:height="1.061cm" draw:transform="rotate (-1.56678206951531) translate (9.30098611111111cm 0.255763888888889cm)"><text:p/><draw:enhanced-geometry svg:viewBox="0 0 21600 21600" draw:glue-points="10800 0 5400 10800 10800 21600 16200 10800" draw:text-areas="5400 0 16200 10800" draw:type="flowchart-merge" draw:enhanced-path="M 0 0 L 21600 0 10800 21600 0 0 Z N"/></draw:custom-shape><draw:custom-shape text:anchor-type="paragraph" draw:z-index="40" draw:name="Shape6" draw:style-name="gr4" svg:width="1.542cm" svg:height="0.805cm" svg:x="9.305cm" svg:y="0.266cm"><text:p>Y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/text:p>
      <text:p text:style-name="P1"><draw:custom-shape text:anchor-type="paragraph" draw:z-index="41" draw:name="Shape2" draw:style-name="gr2" svg:width="0.228cm" svg:height="0.571cm" svg:x="11.04cm" svg:y="0.238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2" draw:name="Shape6" draw:style-name="gr4" svg:width="1.542cm" svg:height="0.805cm" svg:x="11.753cm" svg:y="0.429cm"><text:p>Z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custom-shape text:anchor-type="paragraph" draw:z-index="43" draw:name="Shape7" draw:style-name="gr5" svg:width="0.812cm" svg:height="1.061cm" draw:transform="rotate (-1.56678206951531) translate (11.7492638888889cm 0.428625cm)"><text:p/><draw:enhanced-geometry svg:viewBox="0 0 21600 21600" draw:glue-points="10800 0 5400 10800 10800 21600 16200 10800" draw:text-areas="5400 0 16200 10800" draw:type="flowchart-merge" draw:enhanced-path="M 0 0 L 21600 0 10800 21600 0 0 Z N"/></draw:custom-shape></text:p>
      <text:p text:style-name="P1"><draw:custom-shape text:anchor-type="paragraph" draw:z-index="6" draw:name="Shape2" draw:style-name="gr2" svg:width="0.228cm" svg:height="0.571cm" svg:x="13.4cm" svg:y="0.344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7" draw:name="Shape1" draw:style-name="gr1" draw:text-style-name="P30" svg:width="2.093cm" svg:height="0.486cm" svg:x="13.496cm" svg:y="0.018cm"><text:p text:style-name="P30">FI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text:span text:style-name="T17">c) </text:span><text:span text:style-name="T16">Português estruturado</text:span></text:p>
      <text:p text:style-name="P3">início<text:tab/><text:line-break/><text:tab/>var<text:line-break/><text:tab/><text:span text:style-name="T4">x</text:span>, <text:span text:style-name="T4">y</text:span>, <text:span text:style-name="T8">z:</text:span> <text:span text:style-name="T8">i</text:span>nteiro</text:p>
      <text:p text:style-name="P5"><text:span text:style-name="T9"><text:tab/>armazenar em x (</text:span>←<text:span text:style-name="T10">) o valor 20 </text:span><text:span text:style-name="T29">x = 20</text:span></text:p>
      <text:p text:style-name="P27"><text:span text:style-name="T9"><text:tab/>armazenar em y (</text:span>←<text:span text:style-name="T10">) o valor 5 </text:span><text:span text:style-name="T29">y = 5</text:span><text:line-break/><text:tab/><text:span text:style-name="T9">z</text:span> ← <text:span text:style-name="T4">x+y</text:span><text:line-break/><text:tab/>escrever (<text:span text:style-name="T9">x</text:span>) <text:span text:style-name="T27">(`x = ` </text:span><text:span text:style-name="T24">←</text:span><text:span text:style-name="T27">x)</text:span><text:line-break/><text:tab/><text:span text:style-name="T9">escrever (y) </text:span><text:span text:style-name="T27">(`y = ` </text:span><text:span text:style-name="T24">←</text:span><text:span text:style-name="T27">y)</text:span></text:p>
      <text:p text:style-name="P28"><text:tab/>escrever (z) <text:span text:style-name="T27">(`z = ` </text:span><text:span text:style-name="T28">←</text:span><text:span text:style-name="T27">z)</text:span></text:p>
      <text:p text:style-name="P4"><text:soft-page-break/>fim;</text:p>
      <text:p text:style-name="P1"/>
      <text:p text:style-name="P19"><text:span text:style-name="T20">Exercício 02 - </text:span><text:span text:style-name="T19">Escreva um algoritmo para armazenar o valor 4 em uma variável A e o valor 3 em uma variável B. A seguir, armazenar a soma de A com B em uma variável C e a subtração de A com B em uma variável D. Escrever o valor de A, B, C e D e também escrever a mensagem 'Fim do Algoritmo'.</text:span></text:p>
      <text:p text:style-name="P1"/>
      <text:p text:style-name="P22"><text:span text:style-name="T2">a) </text:span>Linguagem Natural</text:p>
      <text:p text:style-name="P14">Problema: <text:span text:style-name="T23">armazenar, somar, subtrair.</text:span></text:p>
      <text:p text:style-name="P14"/>
      <text:p text:style-name="P14">Entrada:</text:p>
      <text:p text:style-name="P14"><text:tab/><text:span text:style-name="T12">dois valores reais, A e B respectivamente 4 e 3</text:span></text:p>
      <text:p text:style-name="P14">Saida:</text:p>
      <text:p text:style-name="P14"><text:tab/>a soma: C = A+B</text:p>
      <text:p text:style-name="P14"><text:tab/>subtracao: D = A-B</text:p>
      <text:p text:style-name="P2"><text:tab/><text:span text:style-name="T11">mensagem: Fim do algoritimo</text:span></text:p>
      <text:p text:style-name="P2"/>
      <text:p text:style-name="P14">Algoritimo</text:p>
      <text:p text:style-name="P14">Inicio:</text:p>
      <text:p text:style-name="P14"><text:tab/>A e igual a 4</text:p>
      <text:p text:style-name="P14"><text:tab/>B e igual a 3</text:p>
      <text:p text:style-name="P14"><text:tab/>calcular C, somando A e B</text:p>
      <text:p text:style-name="P14"><text:tab/>calcular D, subtraindo A e B</text:p>
      <text:p text:style-name="P14"><text:tab/>escrever A (4)</text:p>
      <text:p text:style-name="P14"><text:tab/>escrever B (3)</text:p>
      <text:p text:style-name="P14"><text:tab/>escrever C (7)</text:p>
      <text:p text:style-name="P14"><text:tab/>escrever D (1)</text:p>
      <text:p text:style-name="P14"><text:tab/>escrever 'Fim do Algoritmo'</text:p>
      <text:p text:style-name="P14">Fim</text:p>
      <text:p text:style-name="P14"/>
      <text:p text:style-name="P22"><text:span text:style-name="T2">b) </text:span>Fluxograma</text:p>
      <text:p text:style-name="P2"><draw:custom-shape text:anchor-type="paragraph" draw:z-index="10" draw:name="Shape1" draw:style-name="gr1" draw:text-style-name="P30" svg:width="2.093cm" svg:height="0.486cm" svg:x="6.156cm" svg:y="0.011cm"><text:p text:style-name="P30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1" draw:name="Shape2" draw:style-name="gr2" svg:width="0.228cm" svg:height="0.571cm" svg:x="7.027cm" svg:y="0.16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2" draw:name="Shape4" draw:style-name="gr6" draw:text-style-name="P30" svg:width="3.111cm" svg:height="0.655cm" svg:x="5.401cm" svg:y="0.446cm"><text:p text:style-name="P30">A = 4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custom-shape text:anchor-type="paragraph" draw:z-index="13" draw:name="Shape2" draw:style-name="gr2" svg:width="0.228cm" svg:height="0.571cm" svg:x="6.983cm" svg:y="0.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14" draw:name="Shape4" draw:style-name="gr6" draw:text-style-name="P30" svg:width="3.111cm" svg:height="0.655cm" svg:x="5.445cm" svg:y="0.219cm"><text:p text:style-name="P30">B = 3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custom-shape text:anchor-type="paragraph" draw:z-index="15" draw:name="Shape2" draw:style-name="gr2" svg:width="0.228cm" svg:height="0.571cm" svg:x="7.027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6" draw:name="Shape3" draw:style-name="gr3" draw:text-style-name="P30" svg:width="2.075cm" svg:height="0.511cm" svg:x="6.062cm" svg:y="0.362cm"><text:p text:style-name="P30">C = A + B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17" draw:name="Shape2" draw:style-name="gr2" svg:width="0.228cm" svg:height="0.571cm" svg:x="7.027cm" svg:y="0.155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8" draw:name="Shape3" draw:style-name="gr3" draw:text-style-name="P30" svg:width="2.075cm" svg:height="0.511cm" svg:x="6.237cm" svg:y="0.342cm"><text:p text:style-name="P30">D = A - B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19" draw:name="Shape2" draw:style-name="gr2" svg:width="0.228cm" svg:height="0.571cm" svg:x="7.138cm" svg:y="0.113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20" draw:name="Shape6" draw:style-name="gr7" svg:width="6.15cm" svg:height="2.206cm" svg:x="7.366cm" svg:y="0.388cm"><text:p>A = 4</text:p><text:p>B = 3</text:p><text:p>C = 7</text:p><text:p>D = 1</text:p><text:p>FIM DO ALGORITIMO</text:p>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</draw:custom-shape><draw:custom-shape text:anchor-type="paragraph" draw:z-index="21" draw:name="Shape7" draw:style-name="gr8" svg:width="2.206cm" svg:height="1.945cm" draw:transform="rotate (-1.56678206951531) translate (7.35718055555556cm 0.381cm)"><text:p/><draw:enhanced-geometry svg:viewBox="0 0 21600 21600" draw:glue-points="10800 0 5400 10800 10800 21600 16200 10800" draw:text-areas="5400 0 16200 10800" draw:type="flowchart-merge" draw:enhanced-path="M 0 0 L 21600 0 10800 21600 0 0 Z N"/></draw:custom-shape></text:p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2" draw:name="Shape2" draw:style-name="gr2" svg:width="0.228cm" svg:height="0.571cm" svg:x="7.271cm" svg:y="0.06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23" draw:name="Shape1" draw:style-name="gr1" draw:text-style-name="P30" svg:width="2.093cm" svg:height="0.486cm" svg:x="6.287cm" svg:y="0.369cm"><text:p text:style-name="P30">FI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><text:soft-page-break/></text:p>
      <text:p text:style-name="P22"><text:span text:style-name="T2">c) </text:span>Português estruturado</text:p>
      <text:p text:style-name="P6">início<text:line-break/><text:tab/>var<text:line-break/><text:tab/><text:span text:style-name="T13">A, B, C, D:</text:span> <text:span text:style-name="T8">i</text:span>nteiro</text:p>
      <text:p text:style-name="P6"><text:span text:style-name="T9"><text:tab/>armazenar em A (</text:span>←<text:span text:style-name="T10">) o valor 4</text:span></text:p>
      <text:p text:style-name="P6"><text:span text:style-name="T9"><text:tab/>armazenar em B (</text:span>←<text:span text:style-name="T10">) o valor 3</text:span><text:line-break/><text:tab/><text:span text:style-name="T13">C</text:span>← <text:span text:style-name="T13">A+B</text:span></text:p>
      <text:p text:style-name="P6"><text:tab/><text:span text:style-name="T13">D</text:span>← <text:span text:style-name="T13">A-B</text:span><text:line-break/><text:tab/>escrever (<text:span text:style-name="T13">A</text:span>)<text:line-break/><text:tab/><text:span text:style-name="T9">escrever (B)</text:span></text:p>
      <text:p text:style-name="P13"><text:tab/>escrever (<text:span text:style-name="T13">C</text:span>)</text:p>
      <text:p text:style-name="P13"><text:tab/>escrever (<text:span text:style-name="T13">D</text:span>)</text:p>
      <text:p text:style-name="P13"><text:tab/>escrever (<text:span text:style-name="T11">'Fim do Algoritmo'</text:span>)</text:p>
      <text:p text:style-name="P6">fim;</text:p>
      <text:p text:style-name="P6"/>
      <text:p text:style-name="P1"/>
      <text:p text:style-name="P1"/>
      <text:p text:style-name="P23"><text:span text:style-name="T1">Exercício 03 - </text:span>Criar um algoritmo que leia a idade de 5 pessoas e apresente a idade média delas.</text:p>
      <text:p text:style-name="P1"/>
      <text:p text:style-name="P22"><text:span text:style-name="T2">a) </text:span>Linguagem Natural</text:p>
      <text:p text:style-name="P15">Problema: </text:p>
      <text:p text:style-name="P15"><text:tab/><text:span text:style-name="T14">media de cinco valores</text:span></text:p>
      <text:p text:style-name="P15">Entrada:</text:p>
      <text:p text:style-name="P15"><text:tab/><text:span text:style-name="T14">cinco valores reais: idade1, idade2, idade3, idade4, idade5</text:span></text:p>
      <text:p text:style-name="P15">Saida:</text:p>
      <text:p text:style-name="P15"><text:tab/>a <text:span text:style-name="T14">media</text:span>: <text:span text:style-name="T15"><text:s/>idade1+idade2+idade3+idade4+idade5/5</text:span></text:p>
      <text:p text:style-name="P7"/>
      <text:p text:style-name="P15">Algoritimo</text:p>
      <text:p text:style-name="P15">Inicio:</text:p>
      <text:p text:style-name="P16"><text:tab/><text:span text:style-name="T15">Ler idade1, idade2, idade3, idade4, idade5</text:span></text:p>
      <text:p text:style-name="P16"><text:tab/><text:span text:style-name="T15">Calc</text:span><text:span text:style-name="T21">ular </text:span><text:span text:style-name="T22">soma, somando</text:span><text:span text:style-name="T21"> idade1, idade2, idade3, idade4, idade5</text:span></text:p>
      <text:p text:style-name="P24"><text:tab/><text:span text:style-name="T15">Calcular a media dividindo a soma por 5</text:span></text:p>
      <text:p text:style-name="P24"><text:tab/><text:span text:style-name="T15">Escrever media</text:span></text:p>
      <text:p text:style-name="P15">Fim</text:p>
      <text:p text:style-name="P2"/>
      <text:p text:style-name="P22"><text:span text:style-name="T2">b) </text:span>Fluxograma</text:p>
      <text:p text:style-name="P22"><draw:custom-shape text:anchor-type="paragraph" draw:z-index="24" draw:name="Shape1" draw:style-name="gr1" draw:text-style-name="P30" svg:width="2.093cm" svg:height="0.486cm" svg:x="5.383cm" svg:y="0.002cm"><text:p text:style-name="P30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><draw:custom-shape text:anchor-type="paragraph" draw:z-index="25" draw:name="Shape2" draw:style-name="gr2" svg:width="0.228cm" svg:height="0.571cm" svg:x="6.433cm" svg:y="0.3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"/>
      <text:p text:style-name="P22"><draw:custom-shape text:anchor-type="paragraph" draw:z-index="26" draw:name="Shape4" draw:style-name="gr9" draw:text-style-name="P30" svg:width="4.014cm" svg:height="2.546cm" svg:x="4.299cm" svg:y="0.056cm"><text:p text:style-name="P30">Idade1</text:p><text:p text:style-name="P30">Idade2</text:p><text:p text:style-name="P30">Idade3</text:p><text:p text:style-name="P30">Idade4</text:p><text:p text:style-name="P30">Idade5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27" draw:name="Shape2" draw:style-name="gr2" svg:width="0.228cm" svg:height="0.571cm" svg:x="6.343cm" svg:y="0.07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"><draw:custom-shape text:anchor-type="paragraph" draw:z-index="28" draw:name="Shape3" draw:style-name="gr10" draw:text-style-name="P30" svg:width="9.065cm" svg:height="1.588cm" svg:x="2.512cm" svg:y="0.376cm"><text:p text:style-name="P30">Soma = idade1+idade2+idade3+idade4+idade5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><draw:custom-shape text:anchor-type="paragraph" draw:z-index="29" draw:name="Shape2" draw:style-name="gr2" svg:width="0.228cm" svg:height="0.571cm" svg:x="6.387cm" svg:y="0.36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"/>
      <text:p text:style-name="P22"><draw:custom-shape text:anchor-type="paragraph" draw:z-index="30" draw:name="Shape3" draw:style-name="gr10" draw:text-style-name="P30" svg:width="9.065cm" svg:height="1.588cm" svg:x="2.425cm" svg:y="0.088cm"><text:p text:style-name="P30">Media = soma/5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><draw:custom-shape text:anchor-type="paragraph" draw:z-index="31" draw:name="Shape2" draw:style-name="gr2" svg:width="0.228cm" svg:height="0.571cm" svg:x="6.454cm" svg:y="0.515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22"><draw:custom-shape text:anchor-type="paragraph" draw:z-index="32" draw:name="Shape6" draw:style-name="gr11" svg:width="1.431cm" svg:height="1.034cm" svg:x="6.837cm" svg:y="-0.758cm"><text:p>media</text:p>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</draw:custom-shape><draw:custom-shape text:anchor-type="paragraph" draw:z-index="33" draw:name="Shape7" draw:style-name="gr12" svg:width="1.056cm" svg:height="0.706cm" draw:transform="rotate (-1.56678206951531) translate (6.83330555555556cm -0.756708333333333cm)"><text:p/><draw:enhanced-geometry svg:viewBox="0 0 21600 21600" draw:glue-points="10800 0 5400 10800 10800 21600 16200 10800" draw:text-areas="5400 0 16200 10800" draw:type="flowchart-merge" draw:enhanced-path="M 0 0 L 21600 0 10800 21600 0 0 Z N"/></draw:custom-shape></text:p>
      <text:p text:style-name="P22"><draw:custom-shape text:anchor-type="paragraph" draw:z-index="34" draw:name="Shape2" draw:style-name="gr2" svg:width="0.228cm" svg:height="0.571cm" svg:x="6.675cm" svg:y="0.04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"><draw:custom-shape text:anchor-type="paragraph" draw:z-index="35" draw:name="Shape1" draw:style-name="gr1" draw:text-style-name="P30" svg:width="2.093cm" svg:height="0.486cm" svg:x="6.089cm" svg:y="0.3cm"><text:p text:style-name="P30">FI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/>
      <text:p text:style-name="P22"/>
      <text:p text:style-name="P22"><text:span text:style-name="T2">c) </text:span>Português estruturado</text:p>
      <text:p text:style-name="P8">início<text:line-break/><text:tab/>var<text:line-break/><text:tab/><text:span text:style-name="T15">idade1, idade2, idade3, idade4, idade5:</text:span> <text:span text:style-name="T8">i</text:span>nteiro</text:p>
      <text:p text:style-name="P17"><text:span text:style-name="T9"><text:tab/></text:span>escreva(“Digite um valor para <text:span text:style-name="T15">idade <text:s/>1</text:span>: ”)</text:p>
      <text:p text:style-name="P17"><text:tab/><text:span text:style-name="T15">leia (idade1)</text:span></text:p>
      <text:p text:style-name="P17"><text:tab/>escreva(“Digite um valor para <text:span text:style-name="T15">idade 2</text:span>: ”)</text:p>
      <text:p text:style-name="P17"><text:tab/><text:span text:style-name="T18">leia (idade2)</text:span></text:p>
      <text:p text:style-name="P18"><text:tab/>escreva(“Digite um valor para <text:span text:style-name="T15">idade 3</text:span>: ”)</text:p>
      <text:p text:style-name="P18"><text:tab/><text:span text:style-name="T18">leia (idade3)</text:span></text:p>
      <text:p text:style-name="P18"><text:tab/>escreva(“Digite um valor para <text:span text:style-name="T15">idade 4</text:span>: ”)</text:p>
      <text:p text:style-name="P18"><text:tab/><text:span text:style-name="T18">leia (idade4)</text:span></text:p>
      <text:p text:style-name="P25"><text:tab/>escreva(“Digite um valor para <text:span text:style-name="T15">idade 5</text:span>: ”)</text:p>
      <text:p text:style-name="P25"><text:tab/><text:span text:style-name="T18">leia (idade5)</text:span></text:p>
      <text:p text:style-name="P25"><text:tab/><text:span text:style-name="T18">soma← idade1+idade2+idade3+idade4+idade5</text:span></text:p>
      <text:p text:style-name="P25"><text:tab/><text:span text:style-name="T18">media←soma/5</text:span></text:p>
      <text:p text:style-name="P25"><text:tab/><text:span text:style-name="T18">escrever (media)</text:span></text:p>
      <text:p text:style-name="P8">fim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23:06.889634349</meta:creation-date>
    <dc:date>2018-09-05T18:56:08.680459357</dc:date>
    <meta:editing-duration>PT2H44M2S</meta:editing-duration>
    <meta:editing-cycles>30</meta:editing-cycles>
    <meta:generator>LibreOffice/6.0.3.2$Linux_X86_64 LibreOffice_project/00m0$Build-2</meta:generator>
    <meta:document-statistic meta:table-count="0" meta:image-count="0" meta:object-count="0" meta:page-count="4" meta:paragraph-count="87" meta:word-count="495" meta:character-count="2599" meta:non-whitespace-character-count="2122"/>
  </office:meta>
</office:document-meta>
</file>